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4">
      <style:paragraph-properties fo:text-align="justify" style:justify-single-word="false"/>
    </style:style>
    <style:style style:name="P4" style:family="paragraph" style:parent-style-name="Standard" style:list-style-name="L5">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Liberation Serif"/>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del proyecto</text:h>
      <text:p text:style-name="P1"><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P1"/>
      <text:p text:style-name="P1"><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1">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P1"/>
      <text:p text:style-name="P1"><text:tab/>Para que esto funcione de manera correcta se deberá de identificar a cada asociación, además de por un número de asociación, por los siguientes campos:</text:p>
      <text:p text:style-name="P1"/>
      <text:list xml:id="list1910793295" text:style-name="L1">
        <text:list-item>
          <text:p text:style-name="P2">Nombre oficial</text:p>
        </text:list-item>
        <text:list-item>
          <text:p text:style-name="P2">Epígrafe (nombre coloquial)</text:p>
        </text:list-item>
        <text:list-item>
          <text:p text:style-name="P2">Domicilio social</text:p>
        </text:list-item>
        <text:list-item>
          <text:p text:style-name="P2">Miembros fundadores</text:p>
        </text:list-item>
        <text:list-item>
          <text:p text:style-name="P2">Datos de registro</text:p>
        </text:list-item>
        <text:list-item>
          <text:p text:style-name="P2">CIF</text:p>
        </text:list-item>
        <text:list-item>
          <text:p text:style-name="P2">Dominio Internet (en caso de que tenga)</text:p>
        </text:list-item>
        <text:list-item>
          <text:p text:style-name="P2">Teléfono</text:p>
        </text:list-item>
        <text:list-item>
          <text:p text:style-name="P2">Persona de contacto para gestiones</text:p>
        </text:list-item>
      </text:list>
      <text:p text:style-name="P1"/>
      <text:p text:style-name="P1"><text:tab/>Una vez identificada, cada asociación deberá de poder hacer uso de los módulos siguientes:</text:p>
      <text:p text:style-name="P1"/>
      <text:list xml:id="list1802168502" text:style-name="L4">
        <text:list-item>
          <text:p text:style-name="P3">Gestión de socios: Este modulo incluye el alta y la baja de socios, así como la gestión de los datos relacionados con los socios.</text:p>
        </text:list-item>
        <text:list-item>
          <text:p text:style-name="P3">Gestión económica: En este modulo se incluye la gestión del pago de cuotas y la contabilidad de la asociación (ingresos atípicos o donaciones, gastos fijos, gastos variables, ...).</text:p>
        </text:list-item>
        <text:list-item>
          <text:p text:style-name="P3">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3">Gestión de directiva: En este modulo se incluyen los datos de los socios que pertenecen a la Junta Directiva (nombre y apellidos, numero de socio, cargo que ocupa, fecha de inicio en el cargo, fecha de cese del cargo, ...).</text:p>
        </text:list-item>
        <text:list-item>
          <text:p text:style-name="P3">Gestión de decisiones: En este modulo se registraran las decisiones tomadas tanto por la junta directiva como por la asamblea, así como el recuento de votos de la decisión tomada.</text:p>
        </text:list-item>
        <text:list-item>
          <text:p text:style-name="P3">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3">Calendario de actividades: En este modulo se incluye un calendario tanto de las actividades realizadas como de las que va a realizar. Por o tanto se debe de poder dar de alta y de baja actividades en el calendario, así como adjuntar información de interés general (como los <text:soft-page-break/>objetivos de la actividad, quien la coordina, un enlace a otros recursos, ...).</text:p>
        </text:list-item>
        <text:list-item>
          <text:p text:style-name="P3">Gestión de asociaciones: Este modulo incluirá el alta y la baja de asociaciones en la herramienta, la configuración de los módulos que puede utilizar cada asociación, ...</text:p>
        </text:list-item>
      </text:list>
      <text:p text:style-name="P1"/>
      <text:p text:style-name="P1"><text:tab/>Puesto que esta herramienta maneja datos sensibles de las asociaciones, se debe de poner especial cuidado en los permisos de acceso que se le dan a cada usuario de la herramienta, teniendo que definir varios roles con permisos distintos:</text:p>
      <text:p text:style-name="P1"/>
      <text:list xml:id="list2101104505" text:style-name="L5">
        <text:list-item>
          <text:p text:style-name="P4">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4">Socio: Este es el nivel mas básico dentro de la asociación. Podrá tener acceso a recursos propios de la asociación como a los proyectos, a sus datos propios, a los contactos de la asociación, al calendario de actividades, ...</text:p>
        </text:list-item>
        <text:list-item>
          <text:p text:style-name="P4">Miembro de la junta directiva: Este tipo de usuario podrá tener acceso a las decisiones tomadas por la Junta Directiva, a contactos de la asociación que correspondan a la Junta Directiva, ...</text:p>
        </text:list-item>
        <text:list-item>
          <text:p text:style-name="P4">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4">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4">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4">Administrador de la herramienta: Este usuario sera el encargado de dar de alta o de baja a las asociaciones en la herramienta, pudiendo habilitar o deshabilitar los distintos módulos de la aplicación sobre cada asociación.</text:p>
        </text:list-item>
      </text:list>
      <text:p text:style-name="P1"/>
      <text:p text:style-name="P1"><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poner especial cuidado en que no haya solapamiento de permisos.</text:p>
      <text:p text:style-name="P1"/>
      <text:p text:style-name="P1"><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P1"/>
      <text:p text:style-name="P1"><text:tab/>La herramienta a desarrollar debe de ser multiling<text:span text:style-name="T2">ü</text:span>e, utilizando una codificación de caracteres UTF8, y debe de ser capaz de administrar un fichero de registro (log) de todas las transacciones que se realizan en el sistema, firmando cada fichero con un registro MD5 de dichos logs. Esto garantizará el mantenimiento del carácter legal de la información que guarde la asociación, permitiendo su uso incluso en procesos judiciales, donde la herramienta pueda incluso ser sometida a análisis pericial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4:00</meta:creation-date>
    <dc:date>2008-12-08T03:35:16</dc:date>
    <dc:creator>Pablo Alvarez de Sotomayor Posadillo</dc:creator>
    <meta:editing-duration>PT00H01M17S</meta:editing-duration>
    <meta:editing-cycles>3</meta:editing-cycles>
    <meta:generator>OpenOffice.org/3.0$Linux OpenOffice.org_project/300m9$Build-9358</meta:generator>
    <meta:document-statistic meta:table-count="0" meta:image-count="0" meta:object-count="0" meta:page-count="2" meta:paragraph-count="33" meta:word-count="1085" meta:character-count="6620"/>
    <meta:user-defined meta:name="Info 1"/>
    <meta:user-defined meta:name="Info 2"/>
    <meta:user-defined meta:name="Info 3"/>
    <meta:user-defined meta:name="Info 4"/>
  </office:meta>
</office:document-meta>
</file>